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style:font-name="Arial" fo:font-size="10.5pt" fo:font-weight="normal" officeooo:paragraph-rsid="000fb72a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text-align="end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end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style:font-name="Arial" fo:font-size="10.5pt" fo:font-weight="normal" officeooo:paragraph-rsid="000fb72a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style:font-name="Arial" fo:font-size="10.5pt" style:text-underline-style="none" fo:font-weight="normal" officeooo:paragraph-rsid="000fb72a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text-align="end" style:justify-single-word="false">
        <style:tab-stops>
          <style:tab-stop style:position="1.108cm"/>
          <style:tab-stop style:position="2cm"/>
        </style:tab-stops>
      </style:paragraph-properties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1.108cm"/>
          <style:tab-stop style:position="2cm"/>
        </style:tab-stops>
      </style:paragraph-properties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1.108cm"/>
          <style:tab-stop style:position="2cm"/>
        </style:tab-stops>
      </style:paragraph-properties>
      <style:text-properties style:font-name="Arial" fo:font-size="10.5pt" style:text-underline-style="none" fo:font-weight="normal" officeooo:paragraph-rsid="000fb72a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style:font-name="Arial" fo:font-size="10.5pt" style:text-underline-style="none" fo:font-weight="normal" officeooo:rsid="00109bc6" officeooo:paragraph-rsid="00109bc6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style:font-name="Arial" fo:font-size="10.5pt" style:text-underline-style="none" fo:font-weight="normal" officeooo:rsid="00109bc6" officeooo:paragraph-rsid="00122d4d" style:font-size-asian="10.5pt" style:font-weight-asian="normal" style:font-size-complex="10.5pt" style:font-weight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style:font-name="Arial" fo:font-size="10.5pt" style:text-underline-style="solid" style:text-underline-width="auto" style:text-underline-color="font-color" fo:font-weight="normal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style:font-name="Arial" fo:font-size="10.5pt" style:text-underline-style="solid" style:text-underline-width="auto" style:text-underline-color="font-color" fo:font-weight="normal" officeooo:paragraph-rsid="000fb72a" style:font-size-asian="10.5pt" style:font-weight-asian="normal" style:font-size-complex="10.5pt" style:font-weight-complex="normal"/>
    </style:style>
    <style:style style:name="P17" style:family="paragraph" style:parent-style-name="Standard">
      <style:paragraph-properties fo:text-align="center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style:font-name="Arial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18" style:family="paragraph" style:parent-style-name="Standard">
      <style:paragraph-properties fo:text-align="center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style:font-name="Arial" fo:font-size="10.5pt" style:text-underline-style="solid" style:text-underline-width="auto" style:text-underline-color="font-color" fo:font-weight="bold" officeooo:paragraph-rsid="000fb72a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style:font-name="Arial" fo:font-size="10.5pt" style:font-size-asian="10.5pt" style:font-size-complex="10.5pt"/>
    </style:style>
    <style:style style:name="P20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  <style:tab-stop style:position="8.029cm" style:type="center"/>
        </style:tab-stops>
      </style:paragraph-properties>
      <style:text-properties style:font-name="Arial" fo:font-size="10.5pt" fo:font-weight="bold" style:font-size-asian="10.5pt" style:font-weight-asian="bold" style:font-size-complex="10.5pt" style:font-weight-complex="bold"/>
    </style:style>
    <style:style style:name="P21" style:family="paragraph" style:parent-style-name="Standard">
      <style:paragraph-properties fo:text-align="justify" style:justify-single-word="false">
        <style:tab-stops>
          <style:tab-stop style:position="1.108cm"/>
          <style:tab-stop style:position="2cm"/>
        </style:tab-stops>
      </style:paragraph-properties>
      <style:text-properties fo:color="#ff0000"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22" style:family="paragraph" style:parent-style-name="UrbanBody">
      <style:text-properties style:font-name="Arial" fo:font-size="10.5pt" style:font-size-asian="10.5pt" style:font-size-complex="10.5pt"/>
    </style:style>
    <style:style style:name="P23" style:family="paragraph" style:parent-style-name="Standard">
      <style:paragraph-properties fo:text-align="justify" style:justify-single-word="false" fo:padding="0.074cm" fo:border-left="none" fo:border-right="none" fo:border-top="none" fo:border-bottom="0.99pt solid #000000">
        <style:tab-stops>
          <style:tab-stop style:position="1.108cm"/>
          <style:tab-stop style:position="2cm"/>
        </style:tab-stops>
      </style:paragraph-properties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24" style:family="paragraph" style:parent-style-name="Standard">
      <style:paragraph-properties fo:text-align="justify" style:justify-single-word="false" fo:padding="0.049cm" fo:border-left="none" fo:border-right="none" fo:border-top="0.06pt solid #000000" fo:border-bottom="none" style:shadow="none">
        <style:tab-stops>
          <style:tab-stop style:position="1.108cm"/>
          <style:tab-stop style:position="2cm"/>
        </style:tab-stops>
      </style:paragraph-properties>
      <style:text-properties style:font-name="Arial" fo:font-size="10.5pt" style:text-underline-style="none" fo:font-weight="normal" style:font-size-asian="10.5pt" style:font-weight-asian="normal" style:font-size-complex="10.5pt" style:font-weight-complex="normal"/>
    </style:style>
    <style:style style:name="P25" style:family="paragraph" style:parent-style-name="Standard">
      <style:paragraph-properties fo:text-align="justify" style:justify-single-word="false" fo:padding="0.049cm" fo:border-left="none" fo:border-right="none" fo:border-top="0.26pt solid #000000" fo:border-bottom="none" style:shadow="none">
        <style:tab-stops>
          <style:tab-stop style:position="1.108cm"/>
          <style:tab-stop style:position="2cm"/>
        </style:tab-stops>
      </style:paragraph-properties>
      <style:text-properties style:font-name="Arial" fo:font-size="10.5pt" style:text-underline-style="none" fo:font-weight="normal" officeooo:paragraph-rsid="000fb72a" style:font-size-asian="10.5pt" style:font-weight-asian="normal" style:font-size-complex="10.5pt" style:font-weight-complex="normal"/>
    </style:style>
    <style:style style:name="P26" style:family="paragraph" style:parent-style-name="UrbanBody">
      <style:paragraph-properties fo:text-align="justify" style:justify-single-word="false"/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/>
    </style:style>
    <style:style style:name="T3" style:family="text">
      <style:text-properties fo:color="#000000" style:text-underline-style="none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ff0000"/>
    </style:style>
    <style:style style:name="T9" style:family="text">
      <style:text-properties fo:color="#ff0000" officeooo:rsid="000fb72a"/>
    </style:style>
    <style:style style:name="T10" style:family="text">
      <style:text-properties officeooo:rsid="000fb72a"/>
    </style:style>
    <style:style style:name="T11" style:family="text">
      <style:text-properties officeooo:rsid="00109bc6"/>
    </style:style>
    <style:style style:name="T12" style:family="text">
      <style:text-properties officeooo:rsid="00122d4d"/>
    </style:style>
    <style:style style:name="T13" style:family="text">
      <style:text-properties fo:color="#800000" fo:background-color="#ffff00" loext:char-shading-value="0"/>
    </style:style>
    <style:style style:name="T14" style:family="text">
      <style:text-properties fo:color="#800000" officeooo:rsid="00127b94" fo:background-color="#ffff00" loext:char-shading-value="0"/>
    </style:style>
    <style:style style:name="T15" style:family="text">
      <style:text-properties fo:color="#800000" officeooo:rsid="00142afc" fo:background-color="#ffff00" loext:char-shading-value="0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1" draw:name="Cadre2" text:anchor-type="paragraph" svg:x="0cm" svg:y="0cm" svg:width="7.128cm" draw:z-index="0"><draw:text-box fo:min-height="5.226cm"><text:p text:style-name="P1"><office:annotation><dc:creator>Gauthier Bastien</dc:creator><dc:date>2011-01-13T14:56:41</dc:date><text:p text:style-name="P27"><text:span text:style-name="T16">do text</text:span></text:p><text:p text:style-name="P27"><text:span text:style-name="T16">from document(at=header, format='odt')</text:span></text:p></office:annotation><text:span text:style-name="T1">Import depuis header.odt</text:span>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6"/>
      <text:p text:style-name="P26"/>
      <text:p text:style-name="P19"><text:span text:style-name="T7">Veuillez avoir l'obligeance de renvoyer par simple lettre ou remettre directement aux services concernés, les avis ci-dessous, en y indiquant </text:span><text:span text:style-name="T4">la date de commencement et de fin des travaux</text:span><text:span text:style-name="T7">, pour lesquels vous avez reçu l'autorisation.</text:span></text:p>
      <text:p text:style-name="P10">Le Service Urbanisme.</text:p>
      <text:p text:style-name="P23"/>
      <text:p text:style-name="P7"><text:span text:style-name="T13">Pour le service URBANISME</text:span> – <text:span text:style-name="T14">ADRESSE</text:span> – Tel : <text:span text:style-name="T14">TEL</text:span></text:p>
      <text:p text:style-name="P11">Dossier :<text:span text:style-name="T6"><text:text-input text:description="">self.getReference()</text:text-input></text:span></text:p>
      <text:p text:style-name="P17"><text:span text:style-name="T8">TALON à renvoyer après la fin des travaux :</text:span> AVIS <text:s/>DE <text:s/>FIN <text:s/>DES <text:s/>TRAVAUX</text:p>
      <text:p text:style-name="P15"/>
      <text:p text:style-name="P8">Je (nous) soussigné(s), <text:text-input text:description="Demandeurs avec adresse">self.getApplicantsSignaletic(withaddress=True)</text:text-input><text:s/>, porte(ons) à votre connaissance que les travaux pour lesquels j'ai (nous avons) obtenu l'autorisation le <text:span text:style-name="T2"><text:text-input text:description="Date de la décision">tool.formatDate(urbanEventObj.getDecisionDate())</text:text-input></text:span><text:s/><text:span text:style-name="T2">,</text:span> concernant <text:text-input text:description="Objet des travaux">self.getLicenceSubject()</text:text-input><text:s text:c="2"/>situé <text:text-input text:description="Situation des travaux">self.getWorkLocationSignaletic()</text:text-input><text:s text:c="2"/>cadastré <text:text-input text:description="Cadastre">licence_view.get_parcels()</text:text-input>, ont été terminés le ................................................................…</text:p>
      <text:p text:style-name="P14">- Je (nous) déclare<text:span text:style-name="T12">(ons)</text:span> que les travaux ont été exécutés conformément au permis d’urbanisme octroyé.*<text:line-break/>- Je (nous) déclare<text:span text:style-name="T12">(ons)</text:span> que les travaux n’ont pas été achevés dans les délais prévus ou ne respectent pas le permis d’urbanisme sur les points suivants* :<text:line-break/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>………………………….</text:p>
      <text:p text:style-name="P13"/>
      <text:p text:style-name="P13"/>
      <text:p text:style-name="P3"><text:span text:style-name="T5">Tel : ......................................................<text:tab/><text:tab/><text:tab/>A .................... , le</text:span>................................</text:p>
      <text:p text:style-name="P5">Signature,</text:p>
      <text:p text:style-name="P6">* <text:span text:style-name="T11">biffer la mention inutile</text:span></text:p>
      <text:p text:style-name="P4"/>
      <text:p text:style-name="P25"><text:span text:style-name="T8">Pour le service TRAVAUX</text:span> – <text:span text:style-name="T14">ADRESSE</text:span> – Tel : <text:span text:style-name="T14">TEL</text:span></text:p>
      <text:p text:style-name="P12">Dossier :<text:span text:style-name="T6"><text:text-input text:description="">self.getReference()</text:text-input></text:span></text:p>
      <text:p text:style-name="P18"><text:span text:style-name="T8">TALON à renvoyer </text:span><text:span text:style-name="T9">après la fin des travaux</text:span><text:span text:style-name="T8"> :</text:span> AVIS <text:s/>DE <text:s/><text:span text:style-name="T10">FIN</text:span> <text:s/>DES <text:s/>TRAVAUX – ÉTAT DES LIEUX CONTRADICTOIRE DE LA VOIRIE</text:p>
      <text:p text:style-name="P16"/>
      <text:p text:style-name="P9">Je (nous) soussigné(s), <text:text-input text:description="Demandeurs avec adresse">self.getApplicantsSignaletic(withaddress=True)</text:text-input><text:s/>, porte(ons) à votre connaissance que les travaux pour lesquels j'ai (nous avons) obtenu l'autorisation le <text:span text:style-name="T2"><text:text-input text:description="Date de la décision">tool.formatDate(urbanEventObj.getDecisionDate())</text:text-input></text:span><text:s/><text:span text:style-name="T2">,</text:span> concernant <text:text-input text:description="Objet des travaux">self.getLicenceSubject()</text:text-input><text:s text:c="2"/>situé <text:text-input text:description="Situation des travaux">self.getWorkLocationSignaletic()</text:text-input><text:s text:c="2"/>cadastré <text:text-input text:description="Cadastre">licence_view.get_parcels()</text:text-input>, ont été terminés le ...................................................................</text:p>
      <text:p text:style-name="P3"><text:span text:style-name="T5">Tel : ......................................................<text:tab/><text:tab/><text:tab/>A .................... , le</text:span>................................</text:p>
      <text:p text:style-name="P5">Signature,</text:p>
      <text:p text:style-name="P4"><text:soft-page-break/></text:p>
      <text:p text:style-name="P4"/>
      <text:p text:style-name="P24"><text:span text:style-name="T8">Pour le service URBANISME</text:span> – <text:span text:style-name="T15">ADRESSE</text:span> – Tel : <text:span text:style-name="T15">TEL</text:span></text:p>
      <text:p text:style-name="P11">Dossier :<text:span text:style-name="T6"><text:text-input text:description="">self.getReference()</text:text-input></text:span></text:p>
      <text:p text:style-name="P17"><text:span text:style-name="T8">TALON </text:span><text:span text:style-name="T9">OBLIGATOIRE</text:span><text:span text:style-name="T8"> à renvoyer avant le début des travaux :</text:span> AVIS <text:s/>DE <text:s/>COMMENCEMENT <text:s/>DES <text:s/>TRAVAUX</text:p>
      <text:p text:style-name="P15"/>
      <text:p text:style-name="P3"><text:span text:style-name="T5">Je (nous) soussigné(s), </text:span><text:span text:style-name="T5"><text:text-input text:description="Demandeurs avec adresse">self.getApplicantsSignaletic(withaddress=True)</text:text-input></text:span><text:span text:style-name="T5"><text:s/>, porte(ons) à votre connaissance que les travaux pour lesquels j'ai (nous avons) obtenu l'autorisation le </text:span><text:span text:style-name="T3"><text:text-input text:description="Date de la décision">tool.formatDate(urbanEventObj.getDecisionDate())</text:text-input></text:span><text:span text:style-name="T5"><text:s/></text:span><text:span text:style-name="T3">,</text:span><text:span text:style-name="T5"> concernant </text:span><text:span text:style-name="T5"><text:text-input text:description="Objet des travaux">self.getLicenceSubject()</text:text-input></text:span><text:span text:style-name="T5"><text:s text:c="2"/>situé </text:span><text:span text:style-name="T5"><text:text-input text:description="Situation des travaux">self.getWorkLocationSignaletic()</text:text-input></text:span><text:span text:style-name="T5"><text:s text:c="2"/>cadastré </text:span><text:span text:style-name="T5"><text:text-input text:description="Cadastre">licence_view.get_parcels()</text:text-input></text:span><text:span text:style-name="T5">, commenceront le ................................................................…</text:span></text:p>
      <text:p text:style-name="P3"><text:span text:style-name="T5">Tel : ......................................................<text:tab/><text:tab/><text:tab/>A .................... , le</text:span>................................</text:p>
      <text:p text:style-name="P5">Signature,</text:p>
      <text:p text:style-name="P4"/>
      <text:p text:style-name="P21"/>
      <text:p text:style-name="P24"><text:span text:style-name="T8">Pour le service TRAVAUX</text:span> – <text:span text:style-name="T15">ADRESSE</text:span> – Tel : <text:span text:style-name="T15">TEL</text:span></text:p>
      <text:p text:style-name="P11">Dossier :<text:span text:style-name="T6"><text:text-input text:description="">self.getReference()</text:text-input></text:span></text:p>
      <text:p text:style-name="P17"><text:span text:style-name="T8">TALON à renvoyer avant le début des travaux :</text:span> AVIS <text:s/>DE <text:s/>COMMENCEMENT <text:s/>DES <text:s/>TRAVAUX – ÉTAT DES LIEUX CONTRADICTOIRE DE LA VOIRIE</text:p>
      <text:p text:style-name="P15"/>
      <text:p text:style-name="P8">Je (nous) soussigné(s), <text:text-input text:description="Demandeurs avec adresse">self.getApplicantsSignaletic(withaddress=True)</text:text-input><text:s/>, porte(ons) à votre connaissance que les travaux pour lesquels j'ai (nous avons) obtenu l'autorisation le <text:span text:style-name="T2"><text:text-input text:description="Date de la décision">tool.formatDate(urbanEventObj.getDecisionDate())</text:text-input></text:span><text:s/><text:span text:style-name="T2">,</text:span> concernant <text:text-input text:description="Objet des travaux">self.getLicenceSubject()</text:text-input><text:s text:c="2"/>situé <text:text-input text:description="Situation des travaux">self.getWorkLocationSignaletic()</text:text-input><text:s text:c="2"/>cadastré <text:text-input text:description="Cadastre">licence_view.get_parcels()</text:text-input>, commenceront le ...................................................................</text:p>
      <text:p text:style-name="P8"/>
      <text:p text:style-name="P2"><text:span text:style-name="T5">Tel : ......................................................<text:tab/><text:tab/><text:tab/>A .................... , le</text:span>................................</text:p>
      <text:p text:style-name="P4">Signature,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24:06.616795522</dc:date>
    <dc:language>fr-FR</dc:language>
    <meta:editing-cycles>83</meta:editing-cycles>
    <meta:editing-duration>P1DT8H9M41S</meta:editing-duration>
    <dc:creator>bleybaert</dc:creator>
    <meta:document-statistic meta:table-count="0" meta:image-count="0" meta:object-count="0" meta:page-count="2" meta:paragraph-count="39" meta:word-count="426" meta:character-count="3673" meta:non-whitespace-character-count="3300"/>
    <meta:user-defined meta:name="Info 1"/>
    <meta:user-defined meta:name="Info 2"/>
    <meta:user-defined meta:name="Info 3"/>
    <meta:user-defined meta:name="Info 4"/>
  </office:meta>
</office:document-meta>
</file>